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50.31mm"/>
    </style:style>
    <style:style style:name="co3" style:family="table-column">
      <style:table-column-properties fo:break-before="auto" style:column-width="41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mm" svg:height="90.04mm" svg:x="147.37mm" svg:y="95.62mm">
            <loext:p draw:notify-on-update-of-ranges="Tabelle1.A19:Tabelle1.A19 Tabelle1.A20:Tabelle1.A27 Tabelle1.B19:Tabelle1.B19 Tabelle1.B20:Tabelle1.B27 Tabelle1.C19:Tabelle1.C19 Tabelle1.C20:Tabelle1.C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8mm" svg:height="90.05mm" svg:x="138.17mm" svg:y="199.47mm">
            <loext:p draw:notify-on-update-of-ranges="Tabelle1.A48:Tabelle1.A48 Tabelle1.A49:Tabelle1.A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volatile uint16_t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sensorValues[1]</text:p>
          </table:table-cell>
          <table:table-cell office:value-type="string" calcext:value-type="string">
            <text:p>volatile uint16_t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sensorValues[2]</text:p>
          </table:table-cell>
          <table:table-cell office:value-type="string" calcext:value-type="string">
            <text:p>volatile uint16_t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volatile uint16_t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sensorValues[1]</text:p>
          </table:table-cell>
          <table:table-cell office:value-type="string" calcext:value-type="string">
            <text:p>volatile uint16_t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sensorValues[2]</text:p>
          </table:table-cell>
          <table:table-cell office:value-type="string" calcext:value-type="string">
            <text:p>volatile uint16_t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volatile uint16_t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sensorValues[1]</text:p>
          </table:table-cell>
          <table:table-cell office:value-type="string" calcext:value-type="string">
            <text:p>volatile uint16_t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string" calcext:value-type="string">
            <text:p>sensorValues[2]</text:p>
          </table:table-cell>
          <table:table-cell office:value-type="string" calcext:value-type="string">
            <text:p>volatile uint16_t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volatile uint16_t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sensorValues[1]</text:p>
          </table:table-cell>
          <table:table-cell office:value-type="string" calcext:value-type="string">
            <text:p>volatile uint16_t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sensorValues[2]</text:p>
          </table:table-cell>
          <table:table-cell office:value-type="string" calcext:value-type="string">
            <text:p>volatile uint16_t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Sensor Value outputs vs. Position on a 12mm wide line on white paper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sensorValues[1]</text:p>
          </table:table-cell>
          <table:table-cell office:value-type="string" calcext:value-type="string">
            <text:p>sensorValues[2]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429" calcext:value-type="float">
            <text:p>2429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3693" calcext:value-type="float">
            <text:p>369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3569" calcext:value-type="float">
            <text:p>356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527" calcext:value-type="float">
            <text:p>3527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527" calcext:value-type="float">
            <text:p>3527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967" calcext:value-type="float">
            <text:p>2967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96" calcext:value-type="float">
            <text:p>2096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996" calcext:value-type="float">
            <text:p>1996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office:value-type="string" calcext:value-type="string">
            <text:p>Position output vs Position on a 8mm lin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neposition</text:p>
          </table:table-cell>
          <table:table-cell table:number-columns-repeated="2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float" office:value="-497" calcext:value-type="float">
            <text:p>-497</text:p>
          </table:table-cell>
          <table:table-cell table:number-columns-repeated="2"/>
        </table:table-row>
        <table:table-row table:style-name="ro1">
          <table:table-cell office:value-type="float" office:value="-1781" calcext:value-type="float">
            <text:p>-1781</text:p>
          </table:table-cell>
          <table:table-cell table:number-columns-repeated="2"/>
        </table:table-row>
        <table:table-row table:style-name="ro1">
          <table:table-cell office:value-type="float" office:value="-1955" calcext:value-type="float">
            <text:p>-1955</text:p>
          </table:table-cell>
          <table:table-cell table:number-columns-repeated="2"/>
        </table:table-row>
        <table:table-row table:style-name="ro1">
          <table:table-cell office:value-type="float" office:value="-1958" calcext:value-type="float">
            <text:p>-1958</text:p>
          </table:table-cell>
          <table:table-cell table:number-columns-repeated="2"/>
        </table:table-row>
        <table:table-row table:style-name="ro1">
          <table:table-cell office:value-type="float" office:value="-768" calcext:value-type="float">
            <text:p>-76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-373" calcext:value-type="float">
            <text:p>-3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.00.0000</text:date>, <text:time style:data-style-name="N2" text:time-value="13:45:15.2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5:32:45.040000000</meta:creation-date>
    <dc:date>2017-01-28T13:45:39.876000000</dc:date>
    <meta:editing-duration>PT6H9M11S</meta:editing-duration>
    <meta:editing-cycles>3</meta:editing-cycles>
    <meta:generator>LibreOffice/5.0.5.2$Windows_x86 LibreOffice_project/55b006a02d247b5f7215fc6ea0fde844b30035b3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2.186cm" svg:y="3.705cm" style:legend-expansion="high" chart:style-name="ch2"/>
        <chart:plot-area chart:style-name="ch3" table:cell-range-address="Tabelle1.A19:Tabelle1.C27" chart:data-source-has-labels="row" svg:x="0.319cm" svg:y="0.18cm" svg:width="11.548cm" svg:height="8.645cm">
          <chartooo:coordinate-region svg:x="1.311cm" svg:y="0.379cm" svg:width="10.4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0:Tabelle1.A27" chart:label-cell-address="Tabelle1.A19:Tabelle1.A19" chart:class="chart:line">
            <chart:data-point chart:repeated="8"/>
          </chart:series>
          <chart:series chart:style-name="ch7" chart:values-cell-range-address="Tabelle1.B20:Tabelle1.B27" chart:label-cell-address="Tabelle1.B19:Tabelle1.B19" chart:class="chart:line">
            <chart:data-point chart:repeated="8"/>
          </chart:series>
          <chart:series chart:style-name="ch8" chart:values-cell-range-address="Tabelle1.C20:Tabelle1.C27" chart:label-cell-address="Tabelle1.C19:Tabelle1.C1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orValues[0]</text:p>
                <draw:g>
                  <svg:desc>Tabelle1.A19:Tabelle1.A19</svg:desc>
                </draw:g>
              </table:table-cell>
              <table:table-cell office:value-type="string">
                <text:p>sensorValues[1]</text:p>
                <draw:g>
                  <svg:desc>Tabelle1.B19:Tabelle1.B19</svg:desc>
                </draw:g>
              </table:table-cell>
              <table:table-cell office:value-type="string">
                <text:p>sensorValues[2]</text:p>
                <draw:g>
                  <svg:desc>Tabelle1.C19:Tabelle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30">
                <text:p>3430</text:p>
                <draw:g>
                  <svg:desc>Tabelle1.A20:Tabelle1.A27</svg:desc>
                </draw:g>
              </table:table-cell>
              <table:table-cell office:value-type="float" office:value="2429">
                <text:p>2429</text:p>
                <draw:g>
                  <svg:desc>Tabelle1.B20:Tabelle1.B27</svg:desc>
                </draw:g>
              </table:table-cell>
              <table:table-cell office:value-type="float" office:value="1972">
                <text:p>1972</text:p>
                <draw:g>
                  <svg:desc>Tabelle1.C20:Tabelle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3">
                <text:p>3413</text:p>
              </table:table-cell>
              <table:table-cell office:value-type="float" office:value="3693">
                <text:p>369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3">
                <text:p>2543</text:p>
              </table:table-cell>
              <table:table-cell office:value-type="float" office:value="3569">
                <text:p>3569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1">
                <text:p>1921</text:p>
              </table:table-cell>
              <table:table-cell office:value-type="float" office:value="3527">
                <text:p>3527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7">
                <text:p>1967</text:p>
              </table:table-cell>
              <table:table-cell office:value-type="float" office:value="3527">
                <text:p>3527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0">
                <text:p>1860</text:p>
              </table:table-cell>
              <table:table-cell office:value-type="float" office:value="2967">
                <text:p>2967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0">
                <text:p>1890</text:p>
              </table:table-cell>
              <table:table-cell office:value-type="float" office:value="2096">
                <text:p>2096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8">
                <text:p>1668</text:p>
              </table:table-cell>
              <table:table-cell office:value-type="float" office:value="1996">
                <text:p>1996</text:p>
              </table:table-cell>
              <table:table-cell office:value-type="float" office:value="1716">
                <text:p>1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line" chart:style-name="ch1">
        <chart:legend chart:legend-position="end" svg:x="12.955cm" svg:y="4.204cm" style:legend-expansion="high" chart:style-name="ch2"/>
        <chart:plot-area chart:style-name="ch3" table:cell-range-address="Tabelle1.A48:Tabelle1.A63" chart:data-source-has-labels="row" svg:x="0.32cm" svg:y="0.18cm" svg:width="12.315cm" svg:height="8.646cm">
          <chartooo:coordinate-region svg:x="1.418cm" svg:y="0.379cm" svg:width="11.03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49:Tabelle1.A63" chart:label-cell-address="Tabelle1.A48:Tabelle1.A48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position</text:p>
                <draw:g>
                  <svg:desc>Tabelle1.A48:Tabelle1.A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Tabelle1.A49:Tabelle1.A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73">
                <text:p>-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